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REACT</text:p>
      <text:p text:style-name="P1"/>
      <text:p text:style-name="P2">React es una biblioteca que esta diseñada para actualizar el DOM del navegador. Con React no interactuamos directamente con la API DOM. En cambio interactuamos con un DOM virtual o con un conjunto de instrucciones que React utiliza <text:s/>para construir el UI</text:p>
      <text:p text:style-name="P2"/>
      <text:p text:style-name="P2">El DOM virtual se compone de elementos React, que conceptualmente se parecen a los elementos HTM, pero en realidad son objetos Javascript, es mucho mas rapido trabajar directamente con objetos javascript que con la D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2-16T21:48:06.81</meta:creation-date>
    <meta:document-statistic meta:table-count="0" meta:image-count="0" meta:object-count="0" meta:page-count="1" meta:paragraph-count="3" meta:word-count="79" meta:character-count="485"/>
    <dc:date>2018-02-16T22:22:35.35</dc:date>
    <dc:creator>cv </dc:creator>
    <meta:editing-duration>PT4M17S</meta:editing-duration>
    <meta:editing-cycles>1</meta:editing-cycles>
    <meta:generator>OpenOffice/4.1.4$Win32 OpenOffice.org_project/414m5$Build-9788</meta:generator>
  </office:meta>
</office:document-meta>
</file>